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font-size="8.5pt" style:font-size-asian="8.5pt" style:font-size-complex="8.5pt" fo:background-color="#ffffff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fo:font-size="8.5pt" fo:font-weight="bold" style:font-size-asian="8.5pt" style:font-weight-asian="bold" style:font-size-complex="8.5pt" fo:background-color="#ffffff"/>
    </style:style>
    <style:style style:name="P4" style:family="paragraph" style:parent-style-name="Standard">
      <style:paragraph-properties fo:margin-top="0in" fo:margin-bottom="0in" loext:contextual-spacing="false" fo:padding="0in" fo:border="none"/>
      <style:text-properties fo:font-size="8.5pt" fo:font-style="italic" style:font-size-asian="8.5pt" style:font-style-asian="italic" style:font-size-complex="8.5pt" fo:background-color="#ffffff"/>
    </style:style>
    <style:style style:name="P5" style:family="paragraph" style:parent-style-name="Standard">
      <style:paragraph-properties fo:margin-top="0in" fo:margin-bottom="0in" loext:contextual-spacing="false" fo:padding="0in" fo:border="none"/>
      <style:text-properties fo:font-size="12pt" style:font-size-asian="12pt" style:font-size-complex="12pt" fo:background-color="#ffffff"/>
    </style:style>
    <style:style style:name="P6" style:family="paragraph" style:parent-style-name="Standard">
      <style:paragraph-properties fo:margin-top="0in" fo:margin-bottom="0in" loext:contextual-spacing="false" fo:padding="0in" fo:border="none"/>
      <style:text-properties fo:font-size="12pt" fo:font-weight="bold" style:font-size-asian="12pt" style:font-weight-asian="bold" style:font-size-complex="12pt" fo:background-color="#ffffff"/>
    </style:style>
    <style:style style:name="P7" style:family="paragraph" style:parent-style-name="Standard">
      <style:paragraph-properties fo:margin-top="0in" fo:margin-bottom="0in" loext:contextual-spacing="false" fo:padding="0in" fo:border="none"/>
      <style:text-properties fo:font-size="9pt" style:font-size-asian="9pt" style:font-size-complex="9pt" fo:background-color="#ffffff"/>
    </style:style>
    <style:style style:name="P8" style:family="paragraph" style:parent-style-name="Standard">
      <style:paragraph-properties fo:margin-top="0in" fo:margin-bottom="0in" loext:contextual-spacing="false" fo:padding="0in" fo:border="none"/>
      <style:text-properties fo:background-color="#ffffff"/>
    </style:style>
    <style:style style:name="P9" style:family="paragraph" style:parent-style-name="Standard">
      <style:paragraph-properties fo:margin-top="0in" fo:margin-bottom="0in" loext:contextual-spacing="false" fo:padding="0in" fo:border="none"/>
      <style:text-properties fo:font-size="10pt" style:font-size-asian="10pt" style:font-size-complex="10pt" fo:background-color="#ffffff"/>
    </style:style>
    <style:style style:name="P10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P15" style:family="paragraph" style:parent-style-name="Standard">
      <style:paragraph-properties fo:margin-left="1in" fo:margin-right="0in" fo:margin-top="0in" fo:margin-bottom="0in" loext:contextual-spacing="false" fo:text-indent="0in" style:auto-text-indent="false" fo:padding="0in" fo:border="none"/>
    </style:style>
    <style:style style:name="P16" style:family="paragraph" style:parent-style-name="Standard">
      <style:paragraph-properties fo:margin-left="0.5in" fo:margin-right="0in" fo:margin-top="0in" fo:margin-bottom="0in" loext:contextual-spacing="false" fo:text-indent="0.5in" style:auto-text-indent="false" fo:padding="0in" fo:border="none"/>
    </style:style>
    <style:style style:name="P17" style:family="paragraph" style:parent-style-name="Standard">
      <style:paragraph-properties fo:margin-left="0.5in" fo:margin-right="0in" fo:margin-top="0in" fo:margin-bottom="0in" loext:contextual-spacing="false" fo:text-indent="0in" style:auto-text-indent="false" fo:padding="0in" fo:border="none"/>
    </style:style>
    <style:style style:name="P18" style:family="paragraph" style:parent-style-name="Standard">
      <style:paragraph-properties fo:margin-left="1in" fo:margin-right="0in" fo:margin-top="0in" fo:margin-bottom="0in" loext:contextual-spacing="false" fo:text-indent="0.5in" style:auto-text-indent="false" fo:padding="0in" fo:border="none"/>
    </style:style>
    <style:style style:name="P19" style:family="paragraph" style:parent-style-name="Standard">
      <style:paragraph-properties fo:margin-left="1.5in" fo:margin-right="0in" fo:margin-top="0in" fo:margin-bottom="0in" loext:contextual-spacing="false" fo:text-indent="0.5in" style:auto-text-indent="false" fo:padding="0in" fo:border="none"/>
    </style:style>
    <style:style style:name="P20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T1" style:family="text">
      <style:text-properties fo:font-size="12pt" fo:font-weight="bold" style:font-size-asian="12pt" style:font-weight-asian="bold" style:font-size-complex="12pt" fo:background-color="#ffffff"/>
    </style:style>
    <style:style style:name="T2" style:family="text">
      <style:text-properties fo:font-size="12pt" style:text-underline-style="none" fo:font-weight="bold" style:font-size-asian="12pt" style:font-weight-asian="bold" style:font-size-complex="12pt" fo:background-color="#ffffff"/>
    </style:style>
    <style:style style:name="T3" style:family="text">
      <style:text-properties fo:font-size="12pt" style:font-size-asian="12pt" style:font-size-complex="12pt" fo:background-color="#ffffff"/>
    </style:style>
    <style:style style:name="T4" style:family="text">
      <style:text-properties fo:font-size="8.5pt" style:font-size-asian="8.5pt" style:font-size-complex="8.5pt" fo:background-color="#ffffff"/>
    </style:style>
    <style:style style:name="T5" style:family="text">
      <style:text-properties fo:font-size="8.5pt" fo:font-weight="bold" style:font-size-asian="8.5pt" style:font-weight-asian="bold" style:font-size-complex="8.5pt" fo:background-color="#ffffff"/>
    </style:style>
    <style:style style:name="T6" style:family="text">
      <style:text-properties fo:font-size="8.5pt" fo:font-style="italic" style:font-size-asian="8.5pt" style:font-style-asian="italic" style:font-size-complex="8.5pt" fo:background-color="#ffffff"/>
    </style:style>
    <style:style style:name="T7" style:family="text">
      <style:text-properties fo:font-size="9pt" style:font-size-asian="9pt" style:font-size-complex="9pt" fo:background-color="#ffffff"/>
    </style:style>
    <style:style style:name="T8" style:family="text">
      <style:text-properties fo:font-size="9pt" fo:font-weight="bold" style:font-size-asian="9pt" style:font-weight-asian="bold" style:font-size-complex="9pt" fo:background-color="#ffffff"/>
    </style:style>
    <style:style style:name="T9" style:family="text">
      <style:text-properties fo:font-weight="bold" style:font-weight-asian="bold" fo:background-color="#ffffff"/>
    </style:style>
    <style:style style:name="T10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1. В структурированном (сложном списке, в котором другие списки) один заданный элемент заменить на другой. Например 1 на 6. </text:span></text:p>
      <text:p text:style-name="P2"/>
      <text:p text:style-name="P1"><text:span text:style-name="T4">(setf lst1 (2 (10 2 3) 4 5 1 () (2 3 2) 2))</text:span></text:p>
      <text:p text:style-name="P2"/>
      <text:p text:style-name="P1"><text:span text:style-name="T4">(defun func_cov (lst a b) (func lst a b lst))</text:span></text:p>
      <text:p text:style-name="P2"/>
      <text:p text:style-name="P1"><text:span text:style-name="T4">(defun func (lst a b lst_help)</text:span></text:p>
      <text:p text:style-name="P1"><text:span text:style-name="T4"><text:tab/>(</text:span></text:p>
      <text:p text:style-name="P1"><text:span text:style-name="T4"><text:tab/><text:tab/>cond ((null lst) lst_help)</text:span></text:p>
      <text:p text:style-name="P1"><text:span text:style-name="T4"><text:tab/><text:tab/>((listp (car lst)) (and (func (car lst) a b lst_help) (func (cdr lst) a b lst_help)))</text:span></text:p>
      <text:p text:style-name="P1"><text:span text:style-name="T4"><text:tab/><text:tab/>((= (car lst) a) (func (cdr (rplaca lst b)) a b lst_help))</text:span></text:p>
      <text:p text:style-name="P1"><text:span text:style-name="T4"><text:tab/><text:tab/>(t (func (cdr lst) a b lst_help))</text:span></text:p>
      <text:p text:style-name="P1"><text:span text:style-name="T4"><text:tab/>)</text:span></text:p>
      <text:p text:style-name="P1"><text:span text:style-name="T4">)</text:span></text:p>
      <text:p text:style-name="P2"/>
      <text:p text:style-name="P1"><text:span text:style-name="T4">(defun ffunc (lst a b) </text:span></text:p>
      <text:p text:style-name="P1"><text:span text:style-name="T4"><text:tab/>(mapcar #'(lambda (x) (if (listp x) (ffunc x a b) (if (= x a) b x))) lst)</text:span></text:p>
      <text:p text:style-name="P1"><text:span text:style-name="T4">)</text:span></text:p>
      <text:p text:style-name="P2"/>
      <text:p text:style-name="P5"/>
      <text:p text:style-name="P1"><text:soft-page-break/><text:span text:style-name="T1">2. посчитать среднее значение чисел в списке, которые на нечетных позициях. Когда используешь функционалы, рекомендуют делать с редусом и скакойто его настройкой инит-валю-чего-то-там, чтоб было эффективно.</text:span></text:p>
      <text:p text:style-name="P1"><text:span text:style-name="T4">(defun avg_cov (lst) (avg lst 0 0 0))</text:span></text:p>
      <text:p text:style-name="P1"><text:span text:style-name="T4">(defun avg(lst pos count sum)</text:span></text:p>
      <text:p text:style-name="P1"><text:span text:style-name="T4"><text:tab/>(</text:span></text:p>
      <text:p text:style-name="P1"><text:span text:style-name="T4"><text:tab/><text:tab/>cond ((null lst) (/ sum count))</text:span></text:p>
      <text:p text:style-name="P1"><text:span text:style-name="T4"><text:tab/><text:tab/><text:tab/> ((oddp pos) (avg (cdr lst) (+ pos 1) (+ count 1) (+ sum (car lst))))</text:span></text:p>
      <text:p text:style-name="P1"><text:span text:style-name="T4"><text:tab/><text:tab/><text:tab/> (t (avg (cdr lst) (+ pos 1) count sum))</text:span></text:p>
      <text:p text:style-name="P1"><text:span text:style-name="T4"><text:tab/>)</text:span></text:p>
      <text:p text:style-name="P1"><text:span text:style-name="T4">)</text:span></text:p>
      <text:p text:style-name="P2"/>
      <text:p text:style-name="P1"><text:span text:style-name="T1">Билет 2</text:span></text:p>
      <text:p text:style-name="P1"><text:span text:style-name="T1">Найти A/B где А и В числовые множества полученные из 2х одноуровневых списков(хз зачем это)</text:span></text:p>
      <text:p text:style-name="P1"><text:span text:style-name="T7">(defun f (lst1 lst2)</text:span></text:p>
      <text:p text:style-name="P1"><text:span text:style-name="T7"><text:s text:c="4"/>(remove-if (lambda (x) (member x lst2 :test #'equalp )) lst1)</text:span></text:p>
      <text:p text:style-name="P1"><text:span text:style-name="T7">)</text:span></text:p>
      <text:p text:style-name="P7"/>
      <text:p text:style-name="P1"><text:span text:style-name="T7">(defun f(lst1 lst2 res)</text:span></text:p>
      <text:p text:style-name="P1"><text:span text:style-name="T7"><text:s text:c="4"/>(let ((a (car lst1)))</text:span></text:p>
      <text:p text:style-name="P1"><text:span text:style-name="T7"><text:s text:c="3"/><text:tab/> (if(cdr lst1)</text:span></text:p>
      <text:p text:style-name="P1"><text:span text:style-name="T7"><text:s text:c="3"/><text:tab/><text:tab/> (if</text:span></text:p>
      <text:p text:style-name="P1"><text:span text:style-name="T7"><text:s text:c="3"/><text:tab/><text:tab/><text:tab/> (member a lst2 :test #'equalp)</text:span></text:p>
      <text:p text:style-name="P1"><text:soft-page-break/><text:span text:style-name="T7"><text:s text:c="3"/><text:tab/><text:tab/><text:tab/> (f (cdr lst1) lst2 res)</text:span></text:p>
      <text:p text:style-name="P1"><text:span text:style-name="T7"><text:s text:c="3"/><text:tab/><text:tab/><text:tab/> (f (cdr lst1) lst2 (cons a res))</text:span></text:p>
      <text:p text:style-name="P1"><text:span text:style-name="T7"><text:s text:c="3"/><text:tab/><text:tab/> )</text:span></text:p>
      <text:p text:style-name="P1"><text:span text:style-name="T7"><text:s text:c="3"/><text:tab/><text:tab/> res</text:span></text:p>
      <text:p text:style-name="P1"><text:span text:style-name="T7"><text:s text:c="3"/><text:tab/> )</text:span></text:p>
      <text:p text:style-name="P7"/>
      <text:p text:style-name="P1"><text:span text:style-name="T7"><text:s text:c="4"/>)</text:span></text:p>
      <text:p text:style-name="P1"><text:span text:style-name="T7">)</text:span></text:p>
      <text:p text:style-name="P7"/>
      <text:p text:style-name="P1"><text:span text:style-name="T8">2. Удаление элементов в структурированном списке.</text:span></text:p>
      <text:p text:style-name="P1"><text:span text:style-name="T7">(defun myrem (lst el)</text:span></text:p>
      <text:p text:style-name="P1"><text:span text:style-name="T7"><text:s text:c="4"/>(let((ls (delete el lst :test #' equalp)))</text:span></text:p>
      <text:p text:style-name="P1"><text:span text:style-name="T7"><text:s text:c="3"/><text:tab/> (cond</text:span></text:p>
      <text:p text:style-name="P1"><text:span text:style-name="T7"><text:s text:c="3"/><text:tab/><text:tab/> ((null ls) nil)</text:span></text:p>
      <text:p text:style-name="P1"><text:span text:style-name="T7"><text:s text:c="3"/><text:tab/><text:tab/> ((listp(car ls))(cons(myrem (car ls) el)(myrem (cdr ls) el)))</text:span></text:p>
      <text:p text:style-name="P1"><text:span text:style-name="T7"><text:s text:c="3"/><text:tab/><text:tab/> (T(cons (car ls)(myrem (cdr ls) el)))</text:span></text:p>
      <text:p text:style-name="P1"><text:span text:style-name="T7"><text:s text:c="3"/><text:tab/> )</text:span></text:p>
      <text:p text:style-name="P1"><text:span text:style-name="T7"><text:s text:c="4"/>)</text:span></text:p>
      <text:p text:style-name="P1"><text:span text:style-name="T7">)</text:span></text:p>
      <text:p text:style-name="P7"/>
      <text:p text:style-name="P1"><text:span text:style-name="T7">(defun myfunk(X El)</text:span></text:p>
      <text:p text:style-name="P1"><text:soft-page-break/><text:span text:style-name="T7"><text:s text:c="4"/>(if (equalp x el)</text:span></text:p>
      <text:p text:style-name="P1"><text:span text:style-name="T7"><text:s text:c="3"/><text:tab/> nil</text:span></text:p>
      <text:p text:style-name="P1"><text:span text:style-name="T7"><text:s text:c="3"/><text:tab/> (if(listp x)</text:span></text:p>
      <text:p text:style-name="P1"><text:span text:style-name="T7"><text:s text:c="3"/><text:tab/><text:tab/> (list (myrem x el))</text:span></text:p>
      <text:p text:style-name="P1"><text:span text:style-name="T7"><text:s text:c="3"/><text:tab/><text:tab/> (list x)</text:span></text:p>
      <text:p text:style-name="P1"><text:span text:style-name="T7"><text:s text:c="3"/><text:tab/> )</text:span></text:p>
      <text:p text:style-name="P1"><text:span text:style-name="T7"><text:s text:c="4"/>)</text:span></text:p>
      <text:p text:style-name="P1"><text:span text:style-name="T7">)</text:span></text:p>
      <text:p text:style-name="P7"/>
      <text:p text:style-name="P1"><text:span text:style-name="T7">(defun myrem (lst el)</text:span></text:p>
      <text:p text:style-name="P1"><text:span text:style-name="T7"><text:s text:c="4"/>(mapcan #'(lambda(X)(myfunk X El)) lst</text:span></text:p>
      <text:p text:style-name="P1"><text:span text:style-name="T7"><text:s text:c="4"/>)</text:span></text:p>
      <text:p text:style-name="P1"><text:span text:style-name="T7">)</text:span></text:p>
      <text:p text:style-name="P7"/>
      <text:p text:style-name="P7"/>
      <text:p text:style-name="P2"/>
      <text:p text:style-name="P1"><text:span text:style-name="T1">Билет 8</text:span></text:p>
      <text:list xml:id="list3029072664494162943" text:style-name="WWNum3">
        <text:list-item>
          <text:p text:style-name="P11"><text:span text:style-name="T1">Реализовать добавление в ассоциативный список нескольких точечных пар, заданных списком ключей и списком значений. (своя функция)</text:span></text:p>
        </text:list-item>
      </text:list>
      <text:p text:style-name="P1"><text:span text:style-name="T4"><text:tab/>С рекурсией:</text:span></text:p>
      <text:p text:style-name="P2"/>
      <text:p text:style-name="P1"><text:span text:style-name="T4">(setq lst_help '((1 . 1val)(2 . 2val)(3 . 3val)(4 . 4val)))</text:span></text:p>
      <text:p text:style-name="P2"><text:soft-page-break/></text:p>
      <text:p text:style-name="P1"><text:span text:style-name="T4">(defun add_to_lst (lst couple)</text:span></text:p>
      <text:p text:style-name="P1"><text:span text:style-name="T4"><text:tab/>(nconc lst (list couple))</text:span></text:p>
      <text:p text:style-name="P1"><text:span text:style-name="T4"><text:tab/>(print lst)</text:span></text:p>
      <text:p text:style-name="P1"><text:span text:style-name="T4">)</text:span></text:p>
      <text:p text:style-name="P2"/>
      <text:p text:style-name="P1"><text:span text:style-name="T4">(defun add_item (lst a b)</text:span></text:p>
      <text:p text:style-name="P1"><text:span text:style-name="T4"><text:tab/>(add_to_lst lst (cons a b))</text:span></text:p>
      <text:p text:style-name="P1"><text:span text:style-name="T4">)</text:span></text:p>
      <text:p text:style-name="P2"/>
      <text:p text:style-name="P1"><text:span text:style-name="T4">(defun add_items (lst key_list val_list)</text:span></text:p>
      <text:p text:style-name="P1"><text:span text:style-name="T4"><text:tab/>(if (car key_list)</text:span></text:p>
      <text:p text:style-name="P1"><text:span text:style-name="T4"><text:tab/><text:tab/><text:tab/>(and (add_item lst (car key_list) (car val_list)) </text:span></text:p>
      <text:p text:style-name="P1"><text:span text:style-name="T4"><text:tab/><text:tab/><text:tab/> <text:s text:c="4"/>(add_items lst (cdr key_list) (cdr val_list))</text:span></text:p>
      <text:p text:style-name="P1"><text:span text:style-name="T4"><text:tab/><text:tab/><text:tab/>)</text:span></text:p>
      <text:p text:style-name="P1"><text:span text:style-name="T4"><text:tab/><text:tab/><text:tab/>(print lst)</text:span></text:p>
      <text:p text:style-name="P1"><text:span text:style-name="T4"><text:tab/>)</text:span></text:p>
      <text:p text:style-name="P2"/>
      <text:p text:style-name="P1"><text:span text:style-name="T4">)</text:span></text:p>
      <text:p text:style-name="P1"><text:span text:style-name="T4">С функционалом:</text:span></text:p>
      <text:p text:style-name="P1"><text:span text:style-name="T4">(defun add_items2 (lst key_list val_list)</text:span></text:p>
      <text:p text:style-name="P1"><text:soft-page-break/><text:span text:style-name="T4"><text:tab/>(nconc lst (mapcar #'(lambda (x y) (cons x y)) key_list val_list))</text:span></text:p>
      <text:p text:style-name="P1"><text:span text:style-name="T4">)</text:span></text:p>
      <text:p text:style-name="P1"><text:span text:style-name="T1">2. Дан смешанный структурированный список. Получить отсортированный по возрастанию список из числовых элементов исходного списка, входящих в заданное в виде одноуровнего смешанного списка множество.</text:span></text:p>
      <text:p text:style-name="P2"/>
      <text:p text:style-name="P1"><text:span text:style-name="T4">(setq task_help '((3 2 1) f h (t 6) ((u) 7 0)))</text:span></text:p>
      <text:p text:style-name="P1"><text:span text:style-name="T4">(defun into_one (lst rst)</text:span></text:p>
      <text:p text:style-name="P1"><text:span text:style-name="T4"><text:tab/>(cond ((null lst) rst)</text:span></text:p>
      <text:p text:style-name="P1"><text:span text:style-name="T4"><text:tab/><text:tab/> <text:s/>((atom lst) (cons lst rst))</text:span></text:p>
      <text:p text:style-name="P1"><text:span text:style-name="T4"><text:tab/><text:tab/> <text:s/>(t (into_one (car lst) (into_one (cdr lst) rst)) )</text:span></text:p>
      <text:p text:style-name="P1"><text:span text:style-name="T4"><text:tab/>)</text:span></text:p>
      <text:p text:style-name="P1"><text:span text:style-name="T4">)</text:span></text:p>
      <text:p text:style-name="P2"/>
      <text:p text:style-name="P1"><text:span text:style-name="T4">(defun into_one_level (lst)</text:span></text:p>
      <text:p text:style-name="P1"><text:span text:style-name="T4"><text:tab/>(into_one lst ())</text:span></text:p>
      <text:p text:style-name="P1"><text:span text:style-name="T4">)</text:span></text:p>
      <text:p text:style-name="P2"/>
      <text:p text:style-name="P1"><text:span text:style-name="T4">(defun get_num_list (lst)</text:span></text:p>
      <text:p text:style-name="P1"><text:span text:style-name="T4"><text:tab/>(remove-if-not #'numberp (into_one_level lst))</text:span></text:p>
      <text:p text:style-name="P1"><text:span text:style-name="T4">)</text:span></text:p>
      <text:p text:style-name="P2"/>
      <text:p text:style-name="P1"><text:span text:style-name="T4">(defun insert_help (x lst)</text:span></text:p>
      <text:p text:style-name="P1"><text:soft-page-break/><text:span text:style-name="T4"><text:tab/>(cond ((null lst) (list x))</text:span></text:p>
      <text:p text:style-name="P1"><text:span text:style-name="T4"><text:tab/><text:tab/> <text:s/>((&lt;= x (car lst)) (cons x lst))</text:span></text:p>
      <text:p text:style-name="P1"><text:span text:style-name="T4"><text:tab/><text:tab/> <text:s/>(t (cons (car lst) (insert_help x (cdr lst))))</text:span></text:p>
      <text:p text:style-name="P1"><text:span text:style-name="T4"><text:tab/>)</text:span></text:p>
      <text:p text:style-name="P1"><text:span text:style-name="T4">)</text:span></text:p>
      <text:p text:style-name="P1"><text:span text:style-name="T4">(defun sort_help (lst1 lst2)</text:span></text:p>
      <text:p text:style-name="P1"><text:span text:style-name="T4"><text:tab/>(cond ((null lst1) lst2)</text:span></text:p>
      <text:p text:style-name="P1"><text:span text:style-name="T4"><text:tab/><text:tab/> <text:s/>(t (sort_help (cdr lst1) (insert_help (car lst1) lst2)))</text:span></text:p>
      <text:p text:style-name="P1"><text:span text:style-name="T4"><text:tab/>)</text:span></text:p>
      <text:p text:style-name="P1"><text:span text:style-name="T4">)</text:span></text:p>
      <text:p text:style-name="P2"/>
      <text:p text:style-name="P1"><text:span text:style-name="T4">(defun my_sort (lst)</text:span></text:p>
      <text:p text:style-name="P1"><text:span text:style-name="T4"><text:tab/>(sort_help lst ())</text:span></text:p>
      <text:p text:style-name="P1"><text:span text:style-name="T4">)</text:span></text:p>
      <text:p text:style-name="P2"/>
      <text:p text:style-name="P1"><text:span text:style-name="T4">(defun task2(lst)</text:span></text:p>
      <text:p text:style-name="P1"><text:span text:style-name="T4"><text:tab/>(my_sort (get_num_list lst))</text:span></text:p>
      <text:p text:style-name="P1"><text:span text:style-name="T4">)</text:span></text:p>
      <text:p text:style-name="P1"><text:span text:style-name="T9">Примечание: </text:span><text:span text:style-name="T10">тут есть и рекурсии, и функционалы. Признаться честно, я не в курсе, как разворачивать вложенные списки функционалом в обход рекурсии - в голове все равно получается мысль о рекурсии функционалов. Так что здесь имеет место сделать ссылку на то, что в задании не сказано двумя способами делать. Если будут идеи, готов помочь реализовать.</text:span></text:p>
      <text:p text:style-name="P2"/>
      <text:p text:style-name="P1"><text:span text:style-name="T1">Билет 1</text:span></text:p>
      <text:list xml:id="list4374649186235787350" text:style-name="WWNum2">
        <text:list-item>
          <text:p text:style-name="P12"><text:soft-page-break/><text:span text:style-name="T1">Все числовые элементы исходного смешанного одноуровневого списка удвоить, если сумма его первых двух числовых элементов больше 10 и уменьшить на 10 в противном случае (Использовать функционалы, Использовать рекурсию)</text:span></text:p>
        </text:list-item>
      </text:list>
      <text:p text:style-name="P6"/>
      <text:p text:style-name="P1"><text:span text:style-name="T10">Рекурсия:</text:span></text:p>
      <text:p text:style-name="P1"><text:span text:style-name="T7">(defun check-help (lst d)</text:span></text:p>
      <text:p text:style-name="P1"><text:span text:style-name="T7"><text:s text:c="8"/>(cond ((endp lst) 0)</text:span></text:p>
      <text:p text:style-name="P1"><text:span text:style-name="T7"><text:s text:c="14"/>((and (numberp (car lst)) (eql d 1)) (car lst))</text:span></text:p>
      <text:p text:style-name="P1"><text:span text:style-name="T7"><text:s text:c="14"/>((and (numberp (car lst)) (eql d 0)) (+ (car lst) (check-help (cdr lst) 1)))</text:span></text:p>
      <text:p text:style-name="P1"><text:span text:style-name="T7"><text:s text:c="14"/>(t (check-help (cdr lst) d))))</text:span></text:p>
      <text:p text:style-name="P7"/>
      <text:p text:style-name="P1"><text:span text:style-name="T7">(defun sum-check (lst)</text:span></text:p>
      <text:p text:style-name="P1"><text:span text:style-name="T7"><text:s text:c="8"/>(check-help lst 0))</text:span></text:p>
      <text:p text:style-name="P7"/>
      <text:p text:style-name="P1"><text:span text:style-name="T7">(defun func (cnd x)</text:span></text:p>
      <text:p text:style-name="P1"><text:span text:style-name="T7"><text:s text:c="8"/>(if (&gt; cnd 10)</text:span></text:p>
      <text:p text:style-name="P1"><text:span text:style-name="T7"><text:s text:c="16"/>(* x 2)</text:span></text:p>
      <text:p text:style-name="P1"><text:span text:style-name="T7"><text:s text:c="16"/>(- x 10)))</text:span></text:p>
      <text:p text:style-name="P7"/>
      <text:p text:style-name="P1"><text:span text:style-name="T7">(defun calc-help (lst sc)</text:span></text:p>
      <text:p text:style-name="P1"><text:span text:style-name="T7"><text:s text:c="8"/>(cond ((null lst) nil)</text:span></text:p>
      <text:p text:style-name="P1"><text:span text:style-name="T7"><text:s text:c="14"/>((numberp (car lst)) (cons (func sc (car lst)) (calc-help (cdr lst) sc)))</text:span></text:p>
      <text:p text:style-name="P1"><text:span text:style-name="T7"><text:s text:c="14"/>(t (cons (car lst) (calc-help (cdr lst) sc)))))</text:span></text:p>
      <text:p text:style-name="P7"><text:soft-page-break/></text:p>
      <text:p text:style-name="P1"><text:span text:style-name="T7">(defun calc (lst)</text:span></text:p>
      <text:p text:style-name="P1"><text:span text:style-name="T7"><text:s text:c="8"/>(calc-help lst (sum-check lst)))</text:span></text:p>
      <text:p text:style-name="P6"/>
      <text:p text:style-name="P1"><text:span text:style-name="T10">Функционалы:</text:span></text:p>
      <text:p text:style-name="P8"/>
      <text:p text:style-name="P1"><text:span text:style-name="T7">(defun sum-check (lst)</text:span></text:p>
      <text:p text:style-name="P1"><text:span text:style-name="T7"><text:s text:c="8"/>(let ((nlst (remove-if-not #'numberp lst)))</text:span></text:p>
      <text:p text:style-name="P1"><text:span text:style-name="T7"><text:s text:c="16"/>(reduce #'+ (list (car nlst) (cadr nlst)))))</text:span></text:p>
      <text:p text:style-name="P7"/>
      <text:p text:style-name="P1"><text:span text:style-name="T7">(defun calc (lst)</text:span></text:p>
      <text:p text:style-name="P1"><text:span text:style-name="T7"><text:s text:c="8"/>(let ((sc (sum-check lst)))</text:span></text:p>
      <text:p text:style-name="P1"><text:span text:style-name="T7"><text:s text:c="16"/>(mapcar #'(lambda (x) (if (numberp x) (if (&gt; sc 10) (* x 2) (- x 10)) x)) lst)))</text:span></text:p>
      <text:p text:style-name="P9"/>
      <text:p text:style-name="P2"/>
      <text:p text:style-name="P1"><text:span text:style-name="T1">Билет 9</text:span></text:p>
      <text:p text:style-name="P6"/>
      <text:list xml:id="list109160577208813914" text:style-name="WWNum1">
        <text:list-item>
          <text:p text:style-name="P13"><text:span text:style-name="T1">Все числовые элементы исходного смешанного одноуровневого списка удвоить, если сумма его первых двух числовых элементов больше 10 и уменьшить на 10 в противном случае (Использовать функционалы, Использовать рекурсию)</text:span></text:p>
        </text:list-item>
      </text:list>
      <text:p text:style-name="P2"/>
      <text:p text:style-name="P1"><text:span text:style-name="T4"><text:tab/>(defun all_minus_10 (lst) </text:span></text:p>
      <text:p text:style-name="P1"><text:span text:style-name="T4"><text:tab/>(mapcar #'(lambda (x) </text:span></text:p>
      <text:p text:style-name="P1"><text:soft-page-break/><text:span text:style-name="T4"><text:tab/><text:tab/><text:tab/><text:tab/>(cond ((numberp x) (- x 10)) </text:span></text:p>
      <text:p text:style-name="P1"><text:span text:style-name="T4"><text:tab/><text:tab/><text:tab/><text:tab/><text:tab/> <text:s/>((listp x) (all_minus_10 x)) </text:span></text:p>
      <text:p text:style-name="P1"><text:span text:style-name="T4"><text:tab/><text:tab/><text:tab/><text:tab/><text:tab/> <text:s/>(T x) </text:span></text:p>
      <text:p text:style-name="P1"><text:span text:style-name="T4"><text:tab/><text:tab/><text:tab/><text:tab/>) </text:span></text:p>
      <text:p text:style-name="P1"><text:span text:style-name="T4"><text:tab/>) </text:span></text:p>
      <text:p text:style-name="P1"><text:span text:style-name="T4"><text:tab/>lst </text:span></text:p>
      <text:p text:style-name="P1"><text:span text:style-name="T4"><text:tab/>) </text:span></text:p>
      <text:p text:style-name="P14"><text:span text:style-name="T4">) </text:span></text:p>
      <text:p text:style-name="P2"/>
      <text:p text:style-name="P1"><text:span text:style-name="T4">(defun all_mult_2 (lst) </text:span></text:p>
      <text:p text:style-name="P14"><text:span text:style-name="T4">(mapcar #'(lambda (x) </text:span></text:p>
      <text:p text:style-name="P14"><text:span text:style-name="T4">(cond ((numberp x) (* x 2)) </text:span></text:p>
      <text:p text:style-name="P15"><text:span text:style-name="T4">((listp x) (all_mult_2 x)) </text:span></text:p>
      <text:p text:style-name="P16"><text:span text:style-name="T4">(T x) </text:span></text:p>
      <text:p text:style-name="P14"><text:span text:style-name="T4">) </text:span></text:p>
      <text:p text:style-name="P14"><text:span text:style-name="T4">) </text:span></text:p>
      <text:p text:style-name="P14"><text:span text:style-name="T4">lst </text:span></text:p>
      <text:p text:style-name="P14"><text:span text:style-name="T4">) </text:span></text:p>
      <text:p text:style-name="P1"><text:span text:style-name="T4">) </text:span></text:p>
      <text:p text:style-name="P2"/>
      <text:p text:style-name="P1"><text:span text:style-name="T4">(defun two_number_10 (lst sum) </text:span></text:p>
      <text:p text:style-name="P14"><text:soft-page-break/><text:span text:style-name="T4">(cond </text:span></text:p>
      <text:p text:style-name="P16"><text:span text:style-name="T4">(( and (numberp (car lst)) (&gt; sum 0) ) (+ sum (car lst))) </text:span></text:p>
      <text:p text:style-name="P16"><text:span text:style-name="T4">((numberp (car lst)) (two_number_10 (cdr lst) (+ sum (car lst))) ) </text:span></text:p>
      <text:p text:style-name="P16"><text:span text:style-name="T4">(T (two_number_10 (cdr lst) sum)) </text:span></text:p>
      <text:p text:style-name="P14"><text:span text:style-name="T4">) </text:span></text:p>
      <text:p text:style-name="P1"><text:span text:style-name="T4">) </text:span></text:p>
      <text:p text:style-name="P2"/>
      <text:p text:style-name="P1"><text:span text:style-name="T4">(defun task1 (lst) </text:span></text:p>
      <text:p text:style-name="P14"><text:span text:style-name="T4">(cond ( (equal lst NIL) NIL ) </text:span></text:p>
      <text:p text:style-name="P16"><text:span text:style-name="T4">( (&gt; (two_number_10 lst 0) 10) (all_mult_2 lst) ) </text:span></text:p>
      <text:p text:style-name="P16"><text:span text:style-name="T4">( (&lt;= (two_number_10 lst 0) 10) (all_minus_10 lst) ) </text:span></text:p>
      <text:p text:style-name="P14"><text:span text:style-name="T4">) </text:span></text:p>
      <text:p text:style-name="P1"><text:span text:style-name="T4">)</text:span></text:p>
      <text:p text:style-name="P2"/>
      <text:list xml:id="list135019702676042" text:continue-numbering="true" text:style-name="WWNum1">
        <text:list-item>
          <text:p text:style-name="P13"><text:span text:style-name="T1">Даны два структурированных смешанных списка. Получить из этих списков числовые множества (одноуровневые списки) и найти пересечение этих двух множеств (Использовать функционалы, Использовать рекурсию.)</text:span></text:p>
        </text:list-item>
      </text:list>
      <text:p text:style-name="P1"><text:span text:style-name="T4">(defun in-list (a lst) </text:span></text:p>
      <text:p text:style-name="P14"><text:span text:style-name="T4">(cond </text:span></text:p>
      <text:p text:style-name="P16"><text:span text:style-name="T4">((null lst) NIL) </text:span></text:p>
      <text:p text:style-name="P16"><text:span text:style-name="T4">((eq a (car lst)) T) </text:span></text:p>
      <text:p text:style-name="P16"><text:span text:style-name="T4">(T (in-list a (cdr lst))) </text:span></text:p>
      <text:p text:style-name="P14"><text:span text:style-name="T4">) </text:span></text:p>
      <text:p text:style-name="P1"><text:soft-page-break/><text:span text:style-name="T4">) </text:span></text:p>
      <text:p text:style-name="P2"/>
      <text:p text:style-name="P1"><text:span text:style-name="T4">(defun mult_of_lists (a b) </text:span></text:p>
      <text:p text:style-name="P14"><text:span text:style-name="T4">(cond </text:span></text:p>
      <text:p text:style-name="P16"><text:span text:style-name="T4">((null a) NIL) </text:span></text:p>
      <text:p text:style-name="P16"><text:span text:style-name="T4">((null b) NIL) </text:span></text:p>
      <text:p text:style-name="P16"><text:span text:style-name="T4">((in-list (car a) b) (cons (car a) (mult_of_lists (cdr a) b)) ) </text:span></text:p>
      <text:p text:style-name="P16"><text:span text:style-name="T4">(T (mult_of_lists (cdr a) b)) </text:span></text:p>
      <text:p text:style-name="P14"><text:span text:style-name="T4">) </text:span></text:p>
      <text:p text:style-name="P1"><text:span text:style-name="T4">) </text:span></text:p>
      <text:p text:style-name="P2"/>
      <text:p text:style-name="P1"><text:span text:style-name="T4">(defun lst_to_enum (lst enum) </text:span></text:p>
      <text:p text:style-name="P17"><text:span text:style-name="T4">(mapcan #'(lambda (x) </text:span></text:p>
      <text:p text:style-name="P16"><text:span text:style-name="T4">(cond ((numberp x) (cons x enum)) </text:span></text:p>
      <text:p text:style-name="P18"><text:span text:style-name="T4">(T NIL) </text:span></text:p>
      <text:p text:style-name="P16"><text:span text:style-name="T4">) </text:span></text:p>
      <text:p text:style-name="P14"><text:span text:style-name="T4">) </text:span></text:p>
      <text:p text:style-name="P14"><text:span text:style-name="T4">lst </text:span></text:p>
      <text:p text:style-name="P14"><text:span text:style-name="T4">) </text:span></text:p>
      <text:p text:style-name="P1"><text:span text:style-name="T4">) </text:span></text:p>
      <text:p text:style-name="P2"/>
      <text:p text:style-name="P1"><text:soft-page-break/><text:span text:style-name="T4">(defun task2 (lst1 lst2) </text:span></text:p>
      <text:p text:style-name="P1"><text:span text:style-name="T4">(mult_of_lists (lst_to_enum lst1 NIL) (lst_to_enum lst2 NIL))</text:span></text:p>
      <text:p text:style-name="P1"><text:span text:style-name="T4">)</text:span></text:p>
      <text:p text:style-name="P2"/>
      <text:p text:style-name="P2"/>
      <text:p text:style-name="P1"><text:span text:style-name="T1">Билет 11.</text:span></text:p>
      <text:p text:style-name="P1"><text:span text:style-name="T1">Вычислить n!!, где n - кол-во чисел в одноуровневом смешанном списке </text:span></text:p>
      <text:p text:style-name="P1"><text:span text:style-name="T5">Рекурсия:</text:span></text:p>
      <text:p text:style-name="P1"><text:span text:style-name="T4">(defun d_f_r (n)</text:span></text:p>
      <text:p text:style-name="P1"><text:span text:style-name="T4"><text:tab/>(if </text:span></text:p>
      <text:p text:style-name="P1"><text:span text:style-name="T4"><text:tab/><text:tab/>(&gt; n 3) </text:span></text:p>
      <text:p text:style-name="P1"><text:span text:style-name="T4"><text:tab/><text:tab/>(* n (d_f_r (- n 2))) </text:span></text:p>
      <text:p text:style-name="P1"><text:span text:style-name="T4"><text:tab/><text:tab/>n</text:span></text:p>
      <text:p text:style-name="P1"><text:span text:style-name="T4"><text:tab/>)</text:span></text:p>
      <text:p text:style-name="P1"><text:span text:style-name="T4">) <text:s/></text:span></text:p>
      <text:p text:style-name="P2"/>
      <text:p text:style-name="P1"><text:span text:style-name="T5">Сделал через reduce, предварительно создав список. Увы, но больше идей в голову не приходит, как реализовать эту программу через функционалы. Проще через рекурсию делать)</text:span></text:p>
      <text:p text:style-name="P1"><text:span text:style-name="T4">(defun my_cons (n)</text:span></text:p>
      <text:p text:style-name="P1"><text:span text:style-name="T4"><text:tab/>(if </text:span></text:p>
      <text:p text:style-name="P1"><text:span text:style-name="T4"><text:tab/><text:tab/>(&gt; n 1) (cons n (my_cons (- n 2)))</text:span></text:p>
      <text:p text:style-name="P1"><text:span text:style-name="T4"><text:tab/>)</text:span></text:p>
      <text:p text:style-name="P1"><text:soft-page-break/><text:span text:style-name="T4">)</text:span></text:p>
      <text:p text:style-name="P1"><text:span text:style-name="T4"><text:tab/></text:span></text:p>
      <text:p text:style-name="P1"><text:span text:style-name="T4">(defun d_f_f (n)</text:span></text:p>
      <text:p text:style-name="P1"><text:span text:style-name="T4"><text:tab/>(if</text:span></text:p>
      <text:p text:style-name="P1"><text:span text:style-name="T4"><text:tab/><text:tab/>(&gt; n 3) (reduce #'* (my_cons n))</text:span></text:p>
      <text:p text:style-name="P1"><text:span text:style-name="T4"><text:tab/><text:tab/>n</text:span></text:p>
      <text:p text:style-name="P1"><text:span text:style-name="T4"><text:tab/>)</text:span></text:p>
      <text:p text:style-name="P1"><text:span text:style-name="T4">) <text:s/></text:span></text:p>
      <text:p text:style-name="P2"/>
      <text:p text:style-name="P1"><text:span text:style-name="T1">2. Есть 2 списка с подсписками. В нем могут быть и числа, и буквы. Надо сделать из них множества из чисел, а потом найти их пересечение. Сделать с помощью рекурсии и функционалов.</text:span></text:p>
      <text:p text:style-name="P1"><text:span text:style-name="T3">(defun into_one (lst rst)</text:span></text:p>
      <text:p text:style-name="P1"><text:span text:style-name="T3"><text:tab/>(cond ((null lst) rst)</text:span></text:p>
      <text:p text:style-name="P1"><text:span text:style-name="T3"><text:tab/><text:tab/> <text:s/>((atom lst) (cons lst rst))</text:span></text:p>
      <text:p text:style-name="P1"><text:span text:style-name="T3"><text:tab/><text:tab/> <text:s/>(t (into_one (car lst) (into_one (cdr lst) rst)) )</text:span></text:p>
      <text:p text:style-name="P1"><text:span text:style-name="T3"><text:tab/>)</text:span></text:p>
      <text:p text:style-name="P1"><text:span text:style-name="T3">)</text:span></text:p>
      <text:p text:style-name="P5"/>
      <text:p text:style-name="P1"><text:span text:style-name="T3">(defun into_one_level (lst)</text:span></text:p>
      <text:p text:style-name="P1"><text:span text:style-name="T3"><text:tab/>(into_one lst ())</text:span></text:p>
      <text:p text:style-name="P1"><text:span text:style-name="T3">)</text:span></text:p>
      <text:p text:style-name="P5"/>
      <text:p text:style-name="P1"><text:soft-page-break/><text:span text:style-name="T3">(defun get_num_list (lst)</text:span></text:p>
      <text:p text:style-name="P1"><text:span text:style-name="T3"><text:tab/>(remove-if-not #'numberp (into_one_level lst))</text:span></text:p>
      <text:p text:style-name="P1"><text:span text:style-name="T3">)</text:span></text:p>
      <text:p text:style-name="P5"/>
      <text:p text:style-name="P1"><text:span text:style-name="T3">(defun consist-of (lst)</text:span></text:p>
      <text:p text:style-name="P1"><text:span text:style-name="T3"><text:tab/>(if (member (car lst) (cdr lst)) 1 0)</text:span></text:p>
      <text:p text:style-name="P1"><text:span text:style-name="T3">)</text:span></text:p>
      <text:p text:style-name="P5"/>
      <text:p text:style-name="P1"><text:span text:style-name="T3">(defun all-last-element (lst)</text:span></text:p>
      <text:p text:style-name="P1"><text:span text:style-name="T3"><text:tab/>(if (eql (consist-of lst) 0)</text:span></text:p>
      <text:p text:style-name="P1"><text:span text:style-name="T3"><text:tab/><text:tab/>(list (car lst)())</text:span></text:p>
      <text:p text:style-name="P1"><text:span text:style-name="T3"><text:tab/>)</text:span></text:p>
      <text:p text:style-name="P1"><text:span text:style-name="T3">)</text:span></text:p>
      <text:p text:style-name="P5"/>
      <text:p text:style-name="P1"><text:span text:style-name="T3">(defun collections-to-set (lst)</text:span></text:p>
      <text:p text:style-name="P1"><text:span text:style-name="T3"><text:tab/>(remove-if #'(lambda(x)(if (equal x nil) t nil))(mapcon #'all-last-element lst))</text:span></text:p>
      <text:p text:style-name="P1"><text:span text:style-name="T3">)</text:span></text:p>
      <text:p text:style-name="P5"/>
      <text:p text:style-name="P1"><text:span text:style-name="T3">(defun intersect(a b)</text:span></text:p>
      <text:p text:style-name="P1"><text:span text:style-name="T3"><text:tab/>(remove-if #'(lambda(x)</text:span></text:p>
      <text:p text:style-name="P1"><text:span text:style-name="T3"><text:tab/><text:tab/><text:tab/><text:tab/><text:tab/>(if (equal x nil) t nil)</text:span></text:p>
      <text:p text:style-name="P1"><text:soft-page-break/><text:span text:style-name="T3"><text:tab/><text:tab/><text:tab/><text:tab/> )</text:span></text:p>
      <text:p text:style-name="P1"><text:span text:style-name="T3"><text:tab/><text:tab/><text:tab/><text:tab/> (mapcar #'(lambda(x)</text:span></text:p>
      <text:p text:style-name="P1"><text:span text:style-name="T3"><text:tab/><text:tab/><text:tab/><text:tab/><text:tab/>(if (and (member x a) (member x b)) x nil)</text:span></text:p>
      <text:p text:style-name="P1"><text:span text:style-name="T3"><text:tab/><text:tab/><text:tab/> <text:s text:c="7"/>) </text:span></text:p>
      <text:p text:style-name="P1"><text:span text:style-name="T3"><text:tab/><text:tab/><text:tab/> <text:s text:c="7"/>a))</text:span></text:p>
      <text:p text:style-name="P1"><text:span text:style-name="T3">)</text:span></text:p>
      <text:p text:style-name="P5"/>
      <text:p text:style-name="P1"><text:span text:style-name="T3">(defun task2(lst1 lst2)</text:span></text:p>
      <text:p text:style-name="P1"><text:span text:style-name="T3"><text:tab/>(intersect (collections-to-set(get_num_list lst1)) (collections-to-set(get_num_list lst2)))</text:span></text:p>
      <text:p text:style-name="P1"><text:span text:style-name="T3">)</text:span></text:p>
      <text:p text:style-name="P1"><text:span text:style-name="T1">Примечание: здесь развертывание в одноуровневый список происходит без помощи функционалов.</text:span></text:p>
      <text:p text:style-name="P6"/>
      <text:p text:style-name="P1"><text:span text:style-name="T1">А вот здесь с функционалами;)</text:span></text:p>
      <text:p text:style-name="P1"><text:span text:style-name="T3">(defun get_num_list (lst)</text:span></text:p>
      <text:p text:style-name="P1"><text:span text:style-name="T3"><text:tab/>(remove-if-not #'numberp (into_one_level lst))</text:span></text:p>
      <text:p text:style-name="P1"><text:span text:style-name="T3">)</text:span></text:p>
      <text:p text:style-name="P5"/>
      <text:p text:style-name="P1"><text:span text:style-name="T3">(defun consist-of (lst)</text:span></text:p>
      <text:p text:style-name="P1"><text:span text:style-name="T3"><text:tab/>(if (member (car lst) (cdr lst)) 1 0)</text:span></text:p>
      <text:p text:style-name="P1"><text:span text:style-name="T3">)</text:span></text:p>
      <text:p text:style-name="P5"/>
      <text:p text:style-name="P1"><text:soft-page-break/><text:span text:style-name="T3">(defun all-last-element (lst)</text:span></text:p>
      <text:p text:style-name="P1"><text:span text:style-name="T3"><text:tab/>(if (eql (consist-of lst) 0)</text:span></text:p>
      <text:p text:style-name="P1"><text:span text:style-name="T3"><text:tab/><text:tab/>(list (car lst)())</text:span></text:p>
      <text:p text:style-name="P1"><text:span text:style-name="T3"><text:tab/>)</text:span></text:p>
      <text:p text:style-name="P1"><text:span text:style-name="T3">)</text:span></text:p>
      <text:p text:style-name="P5"/>
      <text:p text:style-name="P1"><text:span text:style-name="T3">(defun collections-to-set (lst)</text:span></text:p>
      <text:p text:style-name="P1"><text:span text:style-name="T3"><text:tab/>(remove-if #'(lambda(x)(if (equal x nil) t nil))(mapcon #'all-last-element lst))</text:span></text:p>
      <text:p text:style-name="P1"><text:span text:style-name="T3">)</text:span></text:p>
      <text:p text:style-name="P5"/>
      <text:p text:style-name="P1"><text:span text:style-name="T3">(defun intersect(a b)</text:span></text:p>
      <text:p text:style-name="P1"><text:span text:style-name="T3"><text:tab/>(remove-if #'(lambda(x)</text:span></text:p>
      <text:p text:style-name="P1"><text:span text:style-name="T3"><text:tab/><text:tab/><text:tab/><text:tab/><text:tab/>(if (equal x nil) t nil)</text:span></text:p>
      <text:p text:style-name="P1"><text:span text:style-name="T3"><text:tab/><text:tab/><text:tab/><text:tab/> )</text:span></text:p>
      <text:p text:style-name="P1"><text:span text:style-name="T3"><text:tab/><text:tab/><text:tab/><text:tab/> (mapcar #'(lambda(x)</text:span></text:p>
      <text:p text:style-name="P1"><text:span text:style-name="T3"><text:tab/><text:tab/><text:tab/><text:tab/><text:tab/>(if (and (member x a) (member x b)) x nil)</text:span></text:p>
      <text:p text:style-name="P1"><text:span text:style-name="T3"><text:tab/><text:tab/><text:tab/> <text:s text:c="7"/>) </text:span></text:p>
      <text:p text:style-name="P1"><text:span text:style-name="T3"><text:tab/><text:tab/><text:tab/> <text:s text:c="7"/>a))</text:span></text:p>
      <text:p text:style-name="P1"><text:span text:style-name="T3">)</text:span></text:p>
      <text:p text:style-name="P5"/>
      <text:p text:style-name="P1"><text:span text:style-name="T3">(defun task2(lst1 lst2)</text:span></text:p>
      <text:p text:style-name="P1"><text:soft-page-break/><text:span text:style-name="T3"><text:tab/>(intersect (collections-to-set(get_num_list lst1)) (collections-to-set(get_num_list lst2)))</text:span></text:p>
      <text:p text:style-name="P1"><text:span text:style-name="T3">)</text:span></text:p>
      <text:p text:style-name="P5"/>
      <text:p text:style-name="P5"/>
      <text:p text:style-name="P1"><text:span text:style-name="T3">(defun into_one2 (lst predicat)</text:span></text:p>
      <text:p text:style-name="P1"><text:span text:style-name="T3">(reduce</text:span></text:p>
      <text:p text:style-name="P1"><text:span text:style-name="T3"><text:s text:c="4"/><text:tab/><text:tab/>#'nconc</text:span></text:p>
      <text:p text:style-name="P1"><text:span text:style-name="T3"><text:s text:c="4"/><text:tab/>(mapcar</text:span></text:p>
      <text:p text:style-name="P1"><text:span text:style-name="T3"><text:s text:c="8"/><text:tab/><text:tab/><text:tab/>#'(lambda (x)</text:span></text:p>
      <text:p text:style-name="P1"><text:span text:style-name="T3"><text:s text:c="12"/><text:tab/><text:tab/>(cond</text:span></text:p>
      <text:p text:style-name="P1"><text:span text:style-name="T3"><text:s text:c="16"/><text:tab/><text:tab/><text:tab/><text:tab/>((atom x)</text:span></text:p>
      <text:p text:style-name="P1"><text:span text:style-name="T3"><text:s text:c="20"/><text:tab/><text:tab/>(cond</text:span></text:p>
      <text:p text:style-name="P1"><text:span text:style-name="T3"><text:s text:c="24"/><text:tab/><text:tab/>((funcall predicat x) (list x))</text:span></text:p>
      <text:p text:style-name="P1"><text:span text:style-name="T3"><text:s text:c="24"/><text:tab/><text:tab/>(T nil)</text:span></text:p>
      <text:p text:style-name="P1"><text:span text:style-name="T3"><text:s text:c="20"/><text:tab/><text:tab/>)</text:span></text:p>
      <text:p text:style-name="P1"><text:span text:style-name="T3"><text:s text:c="16"/><text:tab/><text:tab/>)</text:span></text:p>
      <text:p text:style-name="P1"><text:span text:style-name="T3"><text:s text:c="16"/><text:tab/><text:tab/><text:tab/><text:tab/>(T (into_one2 x predicat))</text:span></text:p>
      <text:p text:style-name="P1"><text:span text:style-name="T3"><text:s text:c="12"/><text:tab/><text:tab/>)</text:span></text:p>
      <text:p text:style-name="P1"><text:span text:style-name="T3"><text:s text:c="8"/><text:tab/><text:tab/>)</text:span></text:p>
      <text:p text:style-name="P1"><text:span text:style-name="T3"><text:s text:c="8"/><text:tab/><text:tab/><text:tab/>lst</text:span></text:p>
      <text:p text:style-name="P1"><text:span text:style-name="T3"><text:s text:c="4"/><text:tab/><text:tab/>)</text:span></text:p>
      <text:p text:style-name="P1"><text:soft-page-break/><text:span text:style-name="T3"><text:tab/>)</text:span></text:p>
      <text:p text:style-name="P1"><text:span text:style-name="T3">)</text:span></text:p>
      <text:p text:style-name="P1"><text:span text:style-name="T3">(defun into_one_level2 (lst)</text:span></text:p>
      <text:p text:style-name="P1"><text:span text:style-name="T3"><text:tab/>(values</text:span></text:p>
      <text:p text:style-name="P1"><text:span text:style-name="T3"><text:s text:c="4"/><text:tab/><text:tab/>(nconc (into_one2 lst #'(lambda (x) (and (numberp x))))</text:span></text:p>
      <text:p text:style-name="P1"><text:span text:style-name="T3"><text:s text:c="4"/><text:tab/><text:tab/>(into_one2 lst #'symbolp))</text:span></text:p>
      <text:p text:style-name="P1"><text:span text:style-name="T3"><text:tab/>)</text:span></text:p>
      <text:p text:style-name="P1"><text:span text:style-name="T3">)</text:span></text:p>
      <text:p text:style-name="P5"/>
      <text:p text:style-name="P6"/>
      <text:p text:style-name="P2"/>
      <text:p text:style-name="P1"><text:span text:style-name="T1">Билет 13</text:span></text:p>
      <text:p text:style-name="P1"><text:span text:style-name="T1">Номер1. </text:span></text:p>
      <text:p text:style-name="P1"><text:span text:style-name="T1">Простите! Но тут творится какая-то хуйня, но работает.</text:span></text:p>
      <text:p text:style-name="P1"><text:span text:style-name="T1">Запускать программу один раз, после надо перезапускать lisp.</text:span></text:p>
      <text:p text:style-name="P1"><text:span text:style-name="T3">(defun is_in(lst x)</text:span></text:p>
      <text:p text:style-name="P1"><text:span text:style-name="T3"><text:tab/>(</text:span></text:p>
      <text:p text:style-name="P1"><text:span text:style-name="T3"><text:tab/><text:tab/>cond ((null lst) nil)</text:span></text:p>
      <text:p text:style-name="P1"><text:span text:style-name="T3"><text:tab/><text:tab/><text:tab/> ((= x (car lst)) t)</text:span></text:p>
      <text:p text:style-name="P1"><text:span text:style-name="T3"><text:tab/><text:tab/><text:tab/> (t (is_in (cdr lst) x))</text:span></text:p>
      <text:p text:style-name="P1"><text:span text:style-name="T3"><text:tab/>)</text:span></text:p>
      <text:p text:style-name="P1"><text:soft-page-break/><text:span text:style-name="T3">)</text:span></text:p>
      <text:p text:style-name="P5"/>
      <text:p text:style-name="P1"><text:span text:style-name="T3">(defun insert-asc (elem cur next)</text:span></text:p>
      <text:p text:style-name="P1"><text:span text:style-name="T3"><text:tab/>(cond</text:span></text:p>
      <text:p text:style-name="P1"><text:span text:style-name="T3"><text:tab/><text:tab/>((null next) (rplacd cur (cons elem Nil)))</text:span></text:p>
      <text:p text:style-name="P1"><text:span text:style-name="T3"><text:tab/><text:tab/>((&lt;= elem (car next)) (rplacd cur (cons elem next)))</text:span></text:p>
      <text:p text:style-name="P1"><text:span text:style-name="T3"><text:tab/><text:tab/>(t (insert-asc elem next (cdr next)))</text:span></text:p>
      <text:p text:style-name="P1"><text:span text:style-name="T3"><text:tab/>)</text:span></text:p>
      <text:p text:style-name="P1"><text:span text:style-name="T3"><text:tab/>;(rplacd cur (cons elem next))</text:span></text:p>
      <text:p text:style-name="P1"><text:span text:style-name="T3">)</text:span></text:p>
      <text:p text:style-name="P5"/>
      <text:p text:style-name="P1"><text:span text:style-name="T3">(defun insert-sort (src result)</text:span></text:p>
      <text:p text:style-name="P1"><text:span text:style-name="T3"><text:tab/>(cond</text:span></text:p>
      <text:p text:style-name="P1"><text:span text:style-name="T3"><text:tab/><text:tab/>((null src) (cdr result))</text:span></text:p>
      <text:p text:style-name="P1"><text:span text:style-name="T3"><text:tab/><text:tab/>(t </text:span></text:p>
      <text:p text:style-name="P1"><text:span text:style-name="T3"><text:tab/><text:tab/><text:tab/>(and </text:span></text:p>
      <text:p text:style-name="P1"><text:span text:style-name="T3"><text:tab/><text:tab/><text:tab/><text:tab/>(insert-asc (car src) result (cdr result))</text:span></text:p>
      <text:p text:style-name="P1"><text:span text:style-name="T3"><text:tab/><text:tab/><text:tab/><text:tab/>(insert-sort (cdr src) result)</text:span></text:p>
      <text:p text:style-name="P1"><text:span text:style-name="T3"><text:tab/><text:tab/><text:tab/>)</text:span></text:p>
      <text:p text:style-name="P1"><text:span text:style-name="T3"><text:tab/><text:tab/><text:tab/></text:span></text:p>
      <text:p text:style-name="P1"><text:span text:style-name="T3"><text:tab/><text:tab/>)</text:span></text:p>
      <text:p text:style-name="P1"><text:soft-page-break/><text:span text:style-name="T3"><text:tab/>)</text:span></text:p>
      <text:p text:style-name="P1"><text:span text:style-name="T3">)</text:span></text:p>
      <text:p text:style-name="P5"/>
      <text:p text:style-name="P1"><text:span text:style-name="T3">(defun numbers(lst1 lst2 s_p f_p pos)</text:span></text:p>
      <text:p text:style-name="P1"><text:span text:style-name="T3"><text:tab/>(let ((st_ (car lst1))</text:span></text:p>
      <text:p text:style-name="P1"><text:span text:style-name="T3"><text:tab/><text:tab/> <text:s/>(l_res nil)</text:span></text:p>
      <text:p text:style-name="P1"><text:span text:style-name="T3"><text:tab/><text:tab/> )</text:span></text:p>
      <text:p text:style-name="P1"><text:span text:style-name="T3"><text:tab/>(</text:span></text:p>
      <text:p text:style-name="P1"><text:span text:style-name="T3"><text:tab/><text:tab/>cond ((null lst1) nil)</text:span></text:p>
      <text:p text:style-name="P1"><text:span text:style-name="T3"><text:tab/><text:tab/>((numberp st_) (cond ((oddp st_) (cond ((is_in lst2 st_) </text:span></text:p>
      <text:p text:style-name="P1"><text:span text:style-name="T3"><text:tab/><text:tab/><text:tab/><text:tab/><text:tab/><text:tab/><text:tab/><text:tab/><text:tab/><text:tab/><text:tab/><text:tab/><text:tab/>(cond </text:span></text:p>
      <text:p text:style-name="P1"><text:span text:style-name="T3"><text:tab/><text:tab/><text:tab/><text:tab/><text:tab/><text:tab/><text:tab/><text:tab/><text:tab/><text:tab/><text:tab/><text:tab/><text:tab/><text:tab/> ((&lt;= s_p pos f_p) (cons st_ (numbers (cdr lst1) lst2 s_p f_p (+ pos 1))))</text:span></text:p>
      <text:p text:style-name="P1"><text:span text:style-name="T3"><text:tab/><text:tab/><text:tab/><text:tab/><text:tab/><text:tab/><text:tab/><text:tab/><text:tab/><text:tab/><text:tab/><text:tab/><text:tab/><text:tab/> (t (numbers (cdr lst1) lst2 s_p f_p (+ pos 1)))</text:span></text:p>
      <text:p text:style-name="P1"><text:span text:style-name="T3"><text:tab/><text:tab/><text:tab/><text:tab/><text:tab/><text:tab/><text:tab/><text:tab/><text:tab/><text:tab/><text:tab/> <text:s/><text:tab/><text:tab/>)</text:span></text:p>
      <text:p text:style-name="P1"><text:span text:style-name="T3"><text:tab/><text:tab/><text:tab/><text:tab/><text:tab/><text:tab/><text:tab/> <text:tab/><text:tab/><text:tab/><text:tab/><text:tab/>)</text:span></text:p>
      <text:p text:style-name="P1"><text:span text:style-name="T3"><text:tab/><text:tab/><text:tab/><text:tab/><text:tab/><text:tab/><text:tab/> <text:tab/><text:tab/><text:tab/><text:tab/><text:tab/>(t (numbers (cdr lst1) lst2 s_p f_p (+ pos 1)))</text:span></text:p>
      <text:p text:style-name="P1"><text:span text:style-name="T3"><text:tab/><text:tab/><text:tab/><text:tab/><text:tab/> <text:s text:c="3"/><text:tab/> <text:tab/><text:tab/><text:tab/> ))</text:span></text:p>
      <text:p text:style-name="P1"><text:span text:style-name="T3"><text:tab/><text:tab/><text:tab/><text:tab/><text:tab/> <text:s text:c="3"/><text:tab/> (t (numbers (cdr lst1) lst2 s_p f_p (+ pos 1)))</text:span></text:p>
      <text:p text:style-name="P1"><text:span text:style-name="T3"><text:tab/><text:tab/><text:tab/><text:tab/><text:tab/> <text:s text:c="3"/>)</text:span></text:p>
      <text:p text:style-name="P1"><text:span text:style-name="T3"><text:tab/><text:tab/><text:tab/><text:tab/><text:tab/> <text:s text:c="3"/>)</text:span></text:p>
      <text:p text:style-name="P5"/>
      <text:p text:style-name="P1"><text:soft-page-break/><text:span text:style-name="T3"><text:tab/><text:tab/></text:span></text:p>
      <text:p text:style-name="P1"><text:span text:style-name="T3"><text:tab/><text:tab/>(t (numbers (cdr lst1) lst2 s_p f_p (+ pos 1)))</text:span></text:p>
      <text:p text:style-name="P1"><text:span text:style-name="T3"><text:tab/>)</text:span></text:p>
      <text:p text:style-name="P1"><text:span text:style-name="T3">)</text:span></text:p>
      <text:p text:style-name="P1"><text:span text:style-name="T3">)</text:span></text:p>
      <text:p text:style-name="P5"/>
      <text:p text:style-name="P1"><text:span text:style-name="T3">(defun get_numbers(lst1 lst2 s_p f_p)</text:span></text:p>
      <text:p text:style-name="P1"><text:span text:style-name="T3"><text:tab/>(insert-sort (numbers lst1 lst2 s_p f_p 0))</text:span></text:p>
      <text:p text:style-name="P1"><text:span text:style-name="T3">)</text:span></text:p>
      <text:p text:style-name="P6"/>
      <text:p text:style-name="P1"><text:span text:style-name="T3">Функционал:</text:span></text:p>
      <text:p text:style-name="P1"><text:span text:style-name="T3">(defun 13Var1(A B x1 x2)</text:span></text:p>
      <text:p text:style-name="P1"><text:span text:style-name="T3"><text:tab/>(sort (remove-if #'(lambda(x)(or(or(&gt; x1 x)(&lt; x2 x))(not(member x B))))(remove-if #'(lambda(x)(or(symbolp x)(evenp x))) A)) #'&lt;=)<text:tab/></text:span></text:p>
      <text:p text:style-name="P1"><text:span text:style-name="T3">)</text:span></text:p>
      <text:p text:style-name="P5"/>
      <text:p text:style-name="P5"/>
      <text:p text:style-name="P6"/>
      <text:p text:style-name="P1"><text:span text:style-name="T1">Номер 2. <text:s/>Подсчитать в структурированном, смешанном списке количество символьных элементов, принадлежащих множеству, <text:s/>заданному в виде одноуровнего списка.</text:span></text:p>
      <text:p text:style-name="P1"><text:span text:style-name="T5">Рекурсия:</text:span></text:p>
      <text:p text:style-name="P1"><text:span text:style-name="T5">(defun zad2rec (lst settt)</text:span></text:p>
      <text:p text:style-name="P1"><text:span text:style-name="T5"><text:tab/>(cond </text:span></text:p>
      <text:p text:style-name="P1"><text:soft-page-break/><text:span text:style-name="T5"><text:tab/><text:tab/>((null lst) 0)</text:span></text:p>
      <text:p text:style-name="P1"><text:span text:style-name="T5"><text:tab/><text:tab/>((listp lst)</text:span></text:p>
      <text:p text:style-name="P1"><text:span text:style-name="T5"><text:tab/><text:tab/><text:tab/>(+ (zad2rec (car lst) settt) (zad2rec (cdr lst) settt))</text:span></text:p>
      <text:p text:style-name="P1"><text:span text:style-name="T5"><text:tab/><text:tab/>)</text:span></text:p>
      <text:p text:style-name="P1"><text:span text:style-name="T5"><text:tab/><text:tab/>(t </text:span></text:p>
      <text:p text:style-name="P1"><text:span text:style-name="T5"><text:tab/><text:tab/><text:tab/>(if (member lst settt)</text:span></text:p>
      <text:p text:style-name="P1"><text:span text:style-name="T5"><text:tab/><text:tab/><text:tab/><text:tab/>1</text:span></text:p>
      <text:p text:style-name="P1"><text:span text:style-name="T5"><text:tab/><text:tab/><text:tab/><text:tab/>0</text:span></text:p>
      <text:p text:style-name="P1"><text:span text:style-name="T5"><text:tab/><text:tab/><text:tab/>)</text:span></text:p>
      <text:p text:style-name="P1"><text:span text:style-name="T5"><text:tab/><text:tab/>)</text:span></text:p>
      <text:p text:style-name="P1"><text:span text:style-name="T5"><text:tab/>)</text:span></text:p>
      <text:p text:style-name="P1"><text:span text:style-name="T5">)</text:span></text:p>
      <text:p text:style-name="P1"><text:span text:style-name="T5">Функционалы:</text:span></text:p>
      <text:p text:style-name="P1"><text:span text:style-name="T5">(defun zad2func (lst settt)</text:span></text:p>
      <text:p text:style-name="P1"><text:span text:style-name="T5"><text:tab/>(reduce #'+ (mapcar #’(lambda (x)</text:span></text:p>
      <text:p text:style-name="P1"><text:span text:style-name="T5"><text:tab/><text:tab/>(cond </text:span></text:p>
      <text:p text:style-name="P1"><text:span text:style-name="T5"><text:tab/><text:tab/><text:tab/>((listp x) (zad2func x settt))</text:span></text:p>
      <text:p text:style-name="P1"><text:span text:style-name="T5"><text:tab/><text:tab/><text:tab/>(t </text:span></text:p>
      <text:p text:style-name="P1"><text:span text:style-name="T5"><text:tab/><text:tab/><text:tab/><text:tab/>(if (member x settt)</text:span></text:p>
      <text:p text:style-name="P1"><text:span text:style-name="T5"><text:tab/><text:tab/><text:tab/><text:tab/><text:tab/>1</text:span></text:p>
      <text:p text:style-name="P1"><text:span text:style-name="T5"><text:tab/><text:tab/><text:tab/><text:tab/><text:tab/>0</text:span></text:p>
      <text:p text:style-name="P1"><text:soft-page-break/><text:span text:style-name="T5"><text:tab/><text:tab/><text:tab/><text:tab/>)</text:span></text:p>
      <text:p text:style-name="P1"><text:span text:style-name="T5"><text:tab/><text:tab/><text:tab/>)</text:span></text:p>
      <text:p text:style-name="P1"><text:span text:style-name="T5"><text:tab/><text:tab/>)</text:span></text:p>
      <text:p text:style-name="P1"><text:span text:style-name="T5"><text:tab/><text:tab/>)</text:span></text:p>
      <text:p text:style-name="P1"><text:span text:style-name="T5"><text:tab/><text:tab/>lst</text:span></text:p>
      <text:p text:style-name="P16"><text:span text:style-name="T5">)</text:span></text:p>
      <text:p text:style-name="P1"><text:span text:style-name="T5"><text:tab/>)</text:span></text:p>
      <text:p text:style-name="P1"><text:span text:style-name="T5">)</text:span></text:p>
      <text:p text:style-name="P3"/>
      <text:p text:style-name="P3"/>
      <text:p text:style-name="P3"/>
      <text:p text:style-name="P1"><text:span text:style-name="T1">Билет 14.</text:span></text:p>
      <text:p text:style-name="P1"><text:span text:style-name="T1">Номер 1. Реализовать выделение из ассоциативной таблицы с числовыми ключами элементов , стоящих на нечетных позиция и уменьшить все ключи результирующей таблицы на количество элементов в ней.</text:span></text:p>
      <text:p text:style-name="P1"><text:span text:style-name="T1">Рекурсив:</text:span></text:p>
      <text:p text:style-name="P1"><text:span text:style-name="T3">(defun get-odd (lst)</text:span></text:p>
      <text:p text:style-name="P1"><text:span text:style-name="T3"><text:tab/>(cond</text:span></text:p>
      <text:p text:style-name="P1"><text:span text:style-name="T3"><text:tab/><text:tab/>((null lst) Nil)</text:span></text:p>
      <text:p text:style-name="P1"><text:span text:style-name="T3"><text:tab/><text:tab/>((null (cdr lst)) Nil)</text:span></text:p>
      <text:p text:style-name="P1"><text:span text:style-name="T3"><text:tab/><text:tab/>(t (cons (car lst) (get-odd (cddr lst))))</text:span></text:p>
      <text:p text:style-name="P1"><text:span text:style-name="T3"><text:tab/>)</text:span></text:p>
      <text:p text:style-name="P1"><text:span text:style-name="T3">)</text:span></text:p>
      <text:p text:style-name="P5"><text:soft-page-break/></text:p>
      <text:p text:style-name="P1"><text:span text:style-name="T3">(defun mi10 (lst head vichitaemoe)</text:span></text:p>
      <text:p text:style-name="P1"><text:span text:style-name="T3"><text:tab/>(cond</text:span></text:p>
      <text:p text:style-name="P1"><text:span text:style-name="T3"><text:tab/><text:tab/>((null lst) head)</text:span></text:p>
      <text:p text:style-name="P1"><text:span text:style-name="T3"><text:tab/><text:tab/>(t (and (rplaca lst `(,(- (caar lst) vichitaemoe) . ,(cdar lst))) (mi10 (cdr lst) head vichitaemoe)))</text:span></text:p>
      <text:p text:style-name="P1"><text:span text:style-name="T3"><text:tab/>)</text:span></text:p>
      <text:p text:style-name="P1"><text:span text:style-name="T3">)</text:span></text:p>
      <text:p text:style-name="P5"/>
      <text:p text:style-name="P1"><text:span text:style-name="T3">(defun len (table) </text:span></text:p>
      <text:p text:style-name="P1"><text:span text:style-name="T3"><text:s/>(cond ((null table) 0)</text:span></text:p>
      <text:p text:style-name="P1"><text:span text:style-name="T3"><text:s text:c="2"/>(t (+ 1 (len (cdr table))))</text:span></text:p>
      <text:p text:style-name="P1"><text:span text:style-name="T3"><text:s/>)</text:span></text:p>
      <text:p text:style-name="P1"><text:span text:style-name="T3">)</text:span></text:p>
      <text:p text:style-name="P5"/>
      <text:p text:style-name="P1"><text:span text:style-name="T3">(defun bil6zad1rec (table)</text:span></text:p>
      <text:p text:style-name="P1"><text:span text:style-name="T3"><text:tab/>(let</text:span></text:p>
      <text:p text:style-name="P1"><text:span text:style-name="T3"><text:tab/><text:tab/>(</text:span></text:p>
      <text:p text:style-name="P1"><text:span text:style-name="T3"><text:tab/><text:tab/><text:tab/>(mita (get-odd table))</text:span></text:p>
      <text:p text:style-name="P1"><text:span text:style-name="T3"><text:tab/><text:tab/>)</text:span></text:p>
      <text:p text:style-name="P1"><text:span text:style-name="T3"><text:tab/><text:tab/>(mi10 mita mita (len mita))</text:span></text:p>
      <text:p text:style-name="P1"><text:span text:style-name="T3"><text:tab/>)</text:span></text:p>
      <text:p text:style-name="P1"><text:soft-page-break/><text:span text:style-name="T3">)</text:span></text:p>
      <text:p text:style-name="P1"><text:span text:style-name="T1">функционалы:</text:span></text:p>
      <text:p text:style-name="P1"><text:span text:style-name="T3">(setf table '((1 . 4) (4 . 6) (7 . 8) (9 . 4)))</text:span></text:p>
      <text:p text:style-name="P5"/>
      <text:p text:style-name="P1"><text:span text:style-name="T3">(defun len (table) </text:span></text:p>
      <text:p text:style-name="P1"><text:span text:style-name="T3"><text:tab/>(reduce #'(lambda (x y) (1+ x)) table :initial-value 0)</text:span></text:p>
      <text:p text:style-name="P1"><text:span text:style-name="T3">)</text:span></text:p>
      <text:p text:style-name="P5"/>
      <text:p text:style-name="P1"><text:span text:style-name="T3">(defun change (table)</text:span></text:p>
      <text:p text:style-name="P1"><text:span text:style-name="T3"><text:tab/>(</text:span></text:p>
      <text:p text:style-name="P1"><text:span text:style-name="T3"><text:tab/><text:tab/>mapcar #'(lambda (x) (cons (- (car x) (len table)) (cdr x))) table</text:span></text:p>
      <text:p text:style-name="P1"><text:span text:style-name="T3"><text:tab/>)</text:span></text:p>
      <text:p text:style-name="P1"><text:span text:style-name="T3">)</text:span></text:p>
      <text:p text:style-name="P6"/>
      <text:p text:style-name="P1"><text:span text:style-name="T1">Номер 2. Дан смешанный структурированный список. Выделить числа и атомы из него в отдельные списки.</text:span></text:p>
      <text:p text:style-name="P4"/>
      <text:p text:style-name="P1"><text:span text:style-name="T6">Функционалы</text:span><text:span text:style-name="T4"><text:line-break/>(defun f14p-help (lst predicat)</text:span></text:p>
      <text:p text:style-name="P14"><text:span text:style-name="T4">(reduce</text:span></text:p>
      <text:p text:style-name="P1"><text:span text:style-name="T4"><text:s text:c="4"/><text:tab/><text:tab/>#'nconc</text:span></text:p>
      <text:p text:style-name="P14"><text:span text:style-name="T4"><text:s text:c="4"/><text:tab/>(mapcar</text:span></text:p>
      <text:p text:style-name="P1"><text:span text:style-name="T4"><text:s text:c="8"/><text:tab/><text:tab/><text:tab/>#'(lambda (x)</text:span></text:p>
      <text:p text:style-name="P16"><text:soft-page-break/><text:span text:style-name="T4"><text:s text:c="12"/><text:tab/><text:tab/>(cond</text:span></text:p>
      <text:p text:style-name="P1"><text:span text:style-name="T4"><text:s text:c="16"/><text:tab/><text:tab/><text:tab/><text:tab/>((atom x)</text:span></text:p>
      <text:p text:style-name="P18"><text:span text:style-name="T4"><text:s text:c="20"/><text:tab/><text:tab/>(cond</text:span></text:p>
      <text:p text:style-name="P19"><text:span text:style-name="T4"><text:s text:c="24"/><text:tab/><text:tab/>((funcall predicat x) (list x))</text:span></text:p>
      <text:p text:style-name="P19"><text:span text:style-name="T4"><text:s text:c="24"/><text:tab/><text:tab/>(T nil)</text:span></text:p>
      <text:p text:style-name="P18"><text:span text:style-name="T4"><text:s text:c="20"/><text:tab/><text:tab/>)</text:span></text:p>
      <text:p text:style-name="P16"><text:span text:style-name="T4"><text:s text:c="16"/><text:tab/><text:tab/>)</text:span></text:p>
      <text:p text:style-name="P1"><text:span text:style-name="T4"><text:s text:c="16"/><text:tab/><text:tab/><text:tab/><text:tab/>(T (f14p-help x predicat))</text:span></text:p>
      <text:p text:style-name="P16"><text:span text:style-name="T4"><text:s text:c="12"/><text:tab/><text:tab/>)</text:span></text:p>
      <text:p text:style-name="P14"><text:span text:style-name="T4"><text:s text:c="8"/><text:tab/><text:tab/>)</text:span></text:p>
      <text:p text:style-name="P1"><text:span text:style-name="T4"><text:s text:c="8"/><text:tab/><text:tab/><text:tab/>lst</text:span></text:p>
      <text:p text:style-name="P20"><text:span text:style-name="T4"><text:s text:c="4"/><text:tab/><text:tab/>)</text:span></text:p>
      <text:p text:style-name="P1"><text:span text:style-name="T4"><text:tab/>)</text:span></text:p>
      <text:p text:style-name="P1"><text:span text:style-name="T4">)</text:span></text:p>
      <text:p text:style-name="P1"><text:span text:style-name="T4">(defun f14p (lst x1 x2)</text:span></text:p>
      <text:p text:style-name="P1"><text:span text:style-name="T4"><text:tab/>(values</text:span></text:p>
      <text:p text:style-name="P1"><text:span text:style-name="T4"><text:s text:c="4"/><text:tab/><text:tab/>(f14p-help lst #'(lambda (x) (and (numberp x) (&gt;= x x1) (&lt;= x x2))))</text:span></text:p>
      <text:p text:style-name="P1"><text:span text:style-name="T4"><text:s text:c="4"/><text:tab/><text:tab/>(f14p-help lst #'symbolp)</text:span></text:p>
      <text:p text:style-name="P1"><text:span text:style-name="T4"><text:tab/>)</text:span></text:p>
      <text:p text:style-name="P1"><text:span text:style-name="T4">)</text:span></text:p>
      <text:p text:style-name="P2"/>
      <text:p text:style-name="P1"><text:soft-page-break/><text:span text:style-name="T6">Рекурсия</text:span></text:p>
      <text:p text:style-name="P1"><text:span text:style-name="T4">(defun f14f-help (lst predicat)</text:span></text:p>
      <text:p text:style-name="P14"><text:span text:style-name="T4">(cond</text:span></text:p>
      <text:p text:style-name="P1"><text:span text:style-name="T4"><text:s text:c="2"/><text:tab/><text:tab/>((not (cdr lst))</text:span></text:p>
      <text:p text:style-name="P18"><text:span text:style-name="T4">(cond</text:span></text:p>
      <text:p text:style-name="P19"><text:span text:style-name="T4">((listp (car lst)) (f14f-help (car lst) predicat))</text:span></text:p>
      <text:p text:style-name="P19"><text:span text:style-name="T4"><text:s/>(T</text:span></text:p>
      <text:p text:style-name="P1"><text:span text:style-name="T4"><text:s/><text:tab/><text:tab/><text:tab/><text:tab/><text:tab/>(cond</text:span></text:p>
      <text:p text:style-name="P1"><text:span text:style-name="T4"><text:s text:c="5"/><text:tab/><text:tab/><text:tab/><text:tab/><text:tab/><text:tab/> ((funcall predicat (car lst)) `(,(car lst)))</text:span></text:p>
      <text:p text:style-name="P1"><text:span text:style-name="T4"><text:s text:c="5"/><text:tab/><text:tab/><text:tab/><text:tab/><text:tab/><text:tab/> (T nil)</text:span></text:p>
      <text:p text:style-name="P1"><text:span text:style-name="T4"><text:s text:c="5"/><text:tab/><text:tab/><text:tab/><text:tab/><text:tab/>)</text:span></text:p>
      <text:p text:style-name="P1"><text:span text:style-name="T4"><text:s text:c="2"/><text:tab/><text:tab/><text:tab/><text:tab/> <text:s/>)</text:span></text:p>
      <text:p text:style-name="P1"><text:span text:style-name="T4"><text:s/><text:tab/><text:tab/><text:tab/> <text:s/>)</text:span></text:p>
      <text:p text:style-name="P1"><text:span text:style-name="T4"><text:s text:c="2"/><text:tab/><text:tab/>)</text:span></text:p>
      <text:p text:style-name="P1"><text:span text:style-name="T4"><text:s text:c="2"/><text:tab/><text:tab/>(T</text:span></text:p>
      <text:p text:style-name="P1"><text:span text:style-name="T4"><text:s text:c="3"/><text:tab/><text:tab/><text:tab/>(cond</text:span></text:p>
      <text:p text:style-name="P1"><text:span text:style-name="T4"><text:s text:c="4"/><text:tab/><text:tab/><text:tab/><text:tab/>((listp (car lst)) (append (f14f-help (car lst) predicat) (f14f-help (cdr lst) predicat)))</text:span></text:p>
      <text:p text:style-name="P1"><text:span text:style-name="T4"><text:s text:c="4"/><text:tab/><text:tab/><text:tab/><text:tab/>(T</text:span></text:p>
      <text:p text:style-name="P1"><text:span text:style-name="T4"><text:s text:c="4"/><text:tab/><text:tab/><text:tab/><text:tab/><text:tab/> (cond</text:span></text:p>
      <text:p text:style-name="P1"><text:span text:style-name="T4"><text:s text:c="6"/><text:tab/><text:tab/><text:tab/><text:tab/><text:tab/><text:tab/>((funcall predicat (car lst)) (append `(,(car lst)) (f14f-help (cdr lst) predicat)))</text:span></text:p>
      <text:p text:style-name="P1"><text:span text:style-name="T4"><text:s text:c="5"/><text:tab/><text:tab/><text:tab/><text:tab/><text:tab/><text:tab/> (T (f14f-help (cdr lst) predicat))</text:span></text:p>
      <text:p text:style-name="P1"><text:soft-page-break/><text:span text:style-name="T4"><text:s text:c="4"/><text:tab/><text:tab/><text:tab/><text:tab/><text:tab/> )</text:span></text:p>
      <text:p text:style-name="P1"><text:span text:style-name="T4"><text:s text:c="4"/><text:tab/><text:tab/><text:tab/><text:tab/>)</text:span></text:p>
      <text:p text:style-name="P1"><text:span text:style-name="T4"><text:s text:c="3"/><text:tab/><text:tab/><text:tab/>)</text:span></text:p>
      <text:p text:style-name="P1"><text:span text:style-name="T4"><text:s text:c="2"/><text:tab/><text:tab/>)</text:span></text:p>
      <text:p text:style-name="P1"><text:span text:style-name="T4"><text:s/><text:tab/>)</text:span></text:p>
      <text:p text:style-name="P1"><text:span text:style-name="T4">)</text:span></text:p>
      <text:p text:style-name="P1"><text:span text:style-name="T4">(defun f14f (lst x1 x2)</text:span></text:p>
      <text:p text:style-name="P14"><text:span text:style-name="T4">(values</text:span></text:p>
      <text:p text:style-name="P16"><text:span text:style-name="T4"><text:s text:c="2"/>(f14f-help lst #'(lambda (x) (and (numberp x) (&gt;= x x1) (&lt;= x x2))))</text:span></text:p>
      <text:p text:style-name="P16"><text:span text:style-name="T4"><text:s text:c="2"/>(f14f-help lst #'symbolp)</text:span></text:p>
      <text:p text:style-name="P14"><text:span text:style-name="T4"><text:s/>)</text:span></text:p>
      <text:p text:style-name="P1"><text:span text:style-name="T4">)</text:span></text:p>
      <text:p text:style-name="P2"/>
      <text:p text:style-name="P2"/>
      <text:p text:style-name="P2"/>
      <text:p text:style-name="P1"><text:span text:style-name="T1">Билет 15.</text:span></text:p>
      <text:p text:style-name="P1"><text:span text:style-name="T5">Выделить из одноуровнего, смешаного списка числа, сформировать из них множество (в виде одноуровнего списка) и найти количество элементов в нем.</text:span></text:p>
      <text:p text:style-name="P1"><text:span text:style-name="T5">Рекурсия:</text:span></text:p>
      <text:p text:style-name="P1"><text:span text:style-name="T4">(defun len (lst) </text:span></text:p>
      <text:p text:style-name="P1"><text:span text:style-name="T4"><text:s/>(cond ((null lst) 0)</text:span></text:p>
      <text:p text:style-name="P1"><text:span text:style-name="T4"><text:s text:c="2"/>(t (+ 1 (len (cdr lst))))</text:span></text:p>
      <text:p text:style-name="P1"><text:soft-page-break/><text:span text:style-name="T4"><text:s/>)</text:span></text:p>
      <text:p text:style-name="P1"><text:span text:style-name="T4">)</text:span></text:p>
      <text:p text:style-name="P2"/>
      <text:p text:style-name="P1"><text:span text:style-name="T4">(defun my_union (lst count)</text:span></text:p>
      <text:p text:style-name="P1"><text:span text:style-name="T4"><text:tab/>(cond</text:span></text:p>
      <text:p text:style-name="P1"><text:span text:style-name="T4"><text:tab/><text:tab/>((null lst) (AND (print count) Nil))</text:span></text:p>
      <text:p text:style-name="P1"><text:span text:style-name="T4"><text:tab/><text:tab/>((numberp (car lst)) </text:span></text:p>
      <text:p text:style-name="P1"><text:span text:style-name="T4"><text:tab/><text:tab/><text:tab/>(union (cons (car lst) nil) (my_union (cdr lst) )))</text:span></text:p>
      <text:p text:style-name="P1"><text:span text:style-name="T4"><text:tab/><text:tab/>(t (my_union (cdr lst) count)) </text:span></text:p>
      <text:p text:style-name="P1"><text:span text:style-name="T4"><text:tab/>)</text:span></text:p>
      <text:p text:style-name="P1"><text:span text:style-name="T4">)</text:span></text:p>
      <text:p text:style-name="P2"/>
      <text:p text:style-name="P1"><text:span text:style-name="T5">Функционал:</text:span></text:p>
      <text:p text:style-name="P1"><text:span text:style-name="T4">(defun len (lst) </text:span></text:p>
      <text:p text:style-name="P1"><text:span text:style-name="T4"><text:tab/>(reduce #'(lambda (x y) (1+ x)) lst :initial-value 0)</text:span></text:p>
      <text:p text:style-name="P1"><text:span text:style-name="T4">)</text:span></text:p>
      <text:p text:style-name="P2"/>
      <text:p text:style-name="P1"><text:span text:style-name="T4">(defun my_union_func (lst)</text:span></text:p>
      <text:p text:style-name="P1"><text:span text:style-name="T4"><text:tab/>(remove-if #'null </text:span></text:p>
      <text:p text:style-name="P1"><text:span text:style-name="T4"><text:s/></text:span></text:p>
      <text:p text:style-name="P1"><text:span text:style-name="T4"><text:tab/>(maplist #'(lambda (x)</text:span></text:p>
      <text:p text:style-name="P1"><text:soft-page-break/><text:span text:style-name="T4"><text:tab/><text:tab/><text:tab/><text:tab/>(cond </text:span></text:p>
      <text:p text:style-name="P1"><text:span text:style-name="T4"><text:tab/><text:tab/><text:tab/><text:tab/><text:tab/>((member (car x) (cdr x)) Nil)</text:span></text:p>
      <text:p text:style-name="P1"><text:span text:style-name="T4"><text:tab/><text:tab/><text:tab/><text:tab/><text:tab/>(t (car x))</text:span></text:p>
      <text:p text:style-name="P1"><text:span text:style-name="T4"><text:tab/><text:tab/><text:tab/><text:tab/>))</text:span></text:p>
      <text:p text:style-name="P1"><text:span text:style-name="T4"><text:tab/></text:span></text:p>
      <text:p text:style-name="P1"><text:span text:style-name="T4"><text:tab/>(remove-if #'(lambda (x) </text:span></text:p>
      <text:p text:style-name="P1"><text:span text:style-name="T4"><text:tab/><text:tab/><text:tab/><text:tab/><text:tab/><text:tab/>(cond</text:span></text:p>
      <text:p text:style-name="P1"><text:span text:style-name="T4"><text:tab/><text:tab/><text:tab/><text:tab/><text:tab/><text:tab/><text:tab/>((symbolp x) t)</text:span></text:p>
      <text:p text:style-name="P1"><text:span text:style-name="T4"><text:tab/><text:tab/><text:tab/><text:tab/><text:tab/><text:tab/><text:tab/>(t Nil)</text:span></text:p>
      <text:p text:style-name="P1"><text:span text:style-name="T4"><text:tab/><text:tab/><text:tab/><text:tab/><text:tab/><text:tab/>)</text:span></text:p>
      <text:p text:style-name="P1"><text:span text:style-name="T4"><text:tab/><text:tab/><text:tab/><text:tab/>)</text:span></text:p>
      <text:p text:style-name="P1"><text:span text:style-name="T4"><text:tab/>lst)</text:span></text:p>
      <text:p text:style-name="P1"><text:span text:style-name="T4"><text:s/>)))</text:span></text:p>
      <text:p text:style-name="P2"/>
      <text:p text:style-name="P2"/>
      <text:p text:style-name="P2"/>
      <text:p text:style-name="P1"><text:span text:style-name="T9">Без билетные:</text:span></text:p>
      <text:p text:style-name="P1"><text:span text:style-name="T1">Есть два смешанных множества, оставить в обоих только числа и вычислить их объединение</text:span></text:p>
      <text:p text:style-name="P1"><text:span text:style-name="T4">Функционал:</text:span></text:p>
      <text:p text:style-name="P1"><text:span text:style-name="T4">(defun operset(A B)</text:span></text:p>
      <text:p text:style-name="P1"><text:span text:style-name="T4"><text:tab/>(union <text:tab/>(remove-if #'(lambda(x)(null x)) (mapcar #'(lambda(x)(if(numberp x)x)) A))</text:span></text:p>
      <text:p text:style-name="P1"><text:soft-page-break/><text:span text:style-name="T4"><text:tab/><text:tab/><text:tab/>(remove-if #'(lambda(x)(null x)) (mapcar #'(lambda(x)(if(numberp x)x)) B))</text:span></text:p>
      <text:p text:style-name="P1"><text:span text:style-name="T4"><text:tab/>)</text:span></text:p>
      <text:p text:style-name="P1"><text:span text:style-name="T4">)</text:span></text:p>
      <text:p text:style-name="P1"><text:span text:style-name="T4">Рекурсия:</text:span></text:p>
      <text:p text:style-name="P1"><text:span text:style-name="T4">(defun opersetR(A B)</text:span></text:p>
      <text:p text:style-name="P1"><text:span text:style-name="T4"><text:tab/>(union</text:span></text:p>
      <text:p text:style-name="P1"><text:span text:style-name="T4"><text:tab/><text:tab/>(if (not(null A))</text:span></text:p>
      <text:p text:style-name="P1"><text:span text:style-name="T4"><text:tab/><text:tab/><text:tab/>(if (numberp (car A))</text:span></text:p>
      <text:p text:style-name="P1"><text:span text:style-name="T4"><text:tab/><text:tab/><text:tab/><text:tab/>(cons (car A) (operset (cdr A) B))</text:span></text:p>
      <text:p text:style-name="P1"><text:span text:style-name="T4"><text:tab/><text:tab/><text:tab/><text:tab/>(operset (cdr A) B)</text:span></text:p>
      <text:p text:style-name="P1"><text:span text:style-name="T4"><text:tab/><text:tab/><text:tab/>)</text:span></text:p>
      <text:p text:style-name="P1"><text:span text:style-name="T4"><text:tab/><text:tab/><text:tab/>()</text:span></text:p>
      <text:p text:style-name="P1"><text:span text:style-name="T4"><text:tab/><text:tab/>)</text:span></text:p>
      <text:p text:style-name="P1"><text:span text:style-name="T4"><text:tab/><text:tab/>(if (not(null B))</text:span></text:p>
      <text:p text:style-name="P1"><text:span text:style-name="T4"><text:tab/><text:tab/><text:tab/>(if (numberp (car B))</text:span></text:p>
      <text:p text:style-name="P1"><text:span text:style-name="T4"><text:tab/><text:tab/><text:tab/><text:tab/>(cons (car B) (operset A (cdr B)))</text:span></text:p>
      <text:p text:style-name="P1"><text:span text:style-name="T4"><text:tab/><text:tab/><text:tab/><text:tab/>(operset A (cdr B))</text:span></text:p>
      <text:p text:style-name="P1"><text:span text:style-name="T4"><text:tab/><text:tab/><text:tab/>)</text:span></text:p>
      <text:p text:style-name="P1"><text:span text:style-name="T4"><text:tab/><text:tab/><text:tab/>()</text:span></text:p>
      <text:p text:style-name="P1"><text:span text:style-name="T4"><text:tab/><text:tab/>)</text:span></text:p>
      <text:p text:style-name="P1"><text:span text:style-name="T4"><text:tab/>)</text:span></text:p>
      <text:p text:style-name="P1"><text:soft-page-break/><text:span text:style-name="T4">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3" meta:paragraph-count="575" meta:word-count="2213" meta:character-count="14489" meta:non-whitespace-character-count="11127"/>
    <meta:generator>LibreOfficeDev/5.1.0.3$Linux_X86_64 LibreOffice_project/</meta:generator>
  </office:meta>
</office:document-meta>
</file>